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0.423cm"/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ow</text:p>
      <text:p text:style-name="P1">by Yosano Akiko</text:p>
      <text:p text:style-name="P1"/>
      <text:p text:style-name="P1">Six or seven willow trees</text:p>
      <text:p text:style-name="P1">in Winter, appear</text:p>
      <text:p text:style-name="P1">a row of columns among a ruin.</text:p>
      <text:p text:style-name="P1">In the light of spring.</text:p>
      <text:p text:style-name="P1">Should you look today,</text:p>
      <text:p text:style-name="P1">they beautifully form a palace of jade.</text:p>
      <text:p text:style-name="P1"><text:tab/>(they are a beautiful palace of jade.)</text:p>
      <text:p text:style-name="P1"/>
      <text:p text:style-name="P1">or</text:p>
      <text:p text:style-name="P1"/>
      <text:p text:style-name="P1">Six, seven willow trees</text:p>
      <text:p text:style-name="P1">in Winter, appear</text:p>
      <text:p text:style-name="P1">a line of columns, left from a ruin.</text:p>
      <text:p text:style-name="P1">Standing in the light of spring,</text:p>
      <text:p text:style-name="P1">should you look today – beautifully,</text:p>
      <text:p text:style-name="P1">they form a palace of jade.</text:p>
      <text:p text:style-name="P1"/>
      <text:p text:style-name="P1">Notes:</text:p>
      <text:p text:style-name="P1">Should lines four and five be swapped?</text:p>
      <text:p text:style-name="P1"/>
      <text:p text:style-name="P1">Line three:</text:p>
      <text:p text:style-name="P1">a line of ruined stoa</text:p>
      <text:p text:style-name="P1">a [single] line of ruined stoa</text:p>
      <text:p text:style-name="P1">a single row, the columns of a ruined stoa</text:p>
      <text:p text:style-name="P1">(The “single row” might refer to a single set of two rows?)</text:p>
      <text:p text:style-name="P1"/>
      <text:p text:style-name="P1"/>
      <text:p text:style-name="P1"/>
      <text:p text:style-name="P1">柳</text:p>
      <text:p text:style-name="P1">与謝野晶子</text:p>
      <text:p text:style-name="P1"/>
      <text:p text:style-name="P1">六もと七もと立つ柳、</text:p>
      <text:p text:style-name="P1">冬は見えしか、一列の</text:p>
      <text:p text:style-name="P1">廃墟に遺る柱廊と。</text:p>
      <text:p text:style-name="P1">春の光に立つ柳、</text:p>
      <text:p text:style-name="P1">今日こそ見ゆれ、美くしく、</text:p>
      <text:p text:style-name="P1">これは翡翠の殿づくり。</text:p>
      <text:p text:style-name="P1"/>
      <text:p text:style-name="P1">§</text:p>
      <text:p text:style-name="P1"/>
      <text:p text:style-name="P1">六もと七もと立つ柳、</text:p>
      <text:p text:style-name="P1">六もと七もと Six or seven [trees].</text:p>
      <text:p text:style-name="P1">立つ Standing.</text:p>
      <text:p text:style-name="P1">柳 Willow tree.</text:p>
      <text:p text:style-name="P1">“Six or seven [standing] willow trees.”</text:p>
      <text:p text:style-name="P1"/>
      <text:p text:style-name="P1">冬は見えしか、一列の</text:p>
      <text:p text:style-name="P1">冬は “Winter” with topic marker “は” so like “as for winter”.</text:p>
      <text:p text:style-name="P1">見えしか “見える” is “to be seen, to be visible”, and here is has a very old-fashioned “しか” stuck to it, which I can’t really explain.</text:p>
      <text:p text:style-name="P1">一列 One line.</text:p>
      <text:p text:style-name="P1">So “As for Winter, look [like] one line.” (The “one line” could refer to two rows of trees, hence “stoa” being perhaps more specifc than just“ruin”. (But “ruin” sounds better.))</text:p>
      <text:p text:style-name="P1"/>
      <text:p text:style-name="P1">廃墟に遺る柱廊と。</text:p>
      <text:p text:style-name="P1">廃墟 Ruin, ruins.</text:p>
      <text:p text:style-name="P1">遺る Left-over.</text:p>
      <text:p text:style-name="P1">柱廊 Collumns, stoa.</text:p>
      <text:p text:style-name="P1">と In this case, this particle is acting like a quote, so in standard speech this line would go before the “見えしか” on the line above it to be something a bit like “looks like”.</text:p>
      <text:p text:style-name="P1">“”</text:p>
      <text:p text:style-name="P1"/>
      <text:p text:style-name="P1">春の光に立つ柳、</text:p>
      <text:p text:style-name="P1">春 Spring.</text:p>
      <text:p text:style-name="P1">光 Light.</text:p>
      <text:p text:style-name="P1">立つ To stand.</text:p>
      <text:p text:style-name="P1">柳 Willow tree.</text:p>
      <text:p text:style-name="P1">“Willows standing in the light of spring.”</text:p>
      <text:p text:style-name="P1"/>
      <text:p text:style-name="P1">今日こそ見ゆれ、美くしく、</text:p>
      <text:p text:style-name="P1">今日 Today.</text:p>
      <text:p text:style-name="P1">こそ This shows that the word before it is particularly [adjective or adverb goes here].</text:p>
      <text:p text:style-name="P1">見ゆれ “見る”, meaning “to look” with “ゆれ”, which, again, I can’t explain well.</text:p>
      <text:p text:style-name="P1">美くしく Beautifully.</text:p>
      <text:p text:style-name="P1">“Today specifially, [should you] look, beautifully.”</text:p>
      <text:p text:style-name="P1"/>
      <text:p text:style-name="P1">これは翡翠の殿づくり。</text:p>
      <text:p text:style-name="P1">これ This.</text:p>
      <text:p text:style-name="P1">翡翠 Jade.</text:p>
      <text:p text:style-name="P1">殿 Palace.</text:p>
      <text:p text:style-name="P1">づくり Forming, making (as a suffix).</text:p>
      <text:p text:style-name="P1">“Forming a palace of jade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Han Sans JP Regular" fo:font-size="12pt" fo:language="en" fo:country="GB" style:letter-kerning="true" style:font-name-asian="Source Han Sans JP Regular" style:font-size-asian="12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Source Han Sans JP Medium" fo:font-size="14pt" style:font-name-asian="Source Han Sans JP Medium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="Source Han Sans JP Regular" style:font-name-asian="Source Han Sans JP Regular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Source Han Sans JP Regular" fo:font-size="12pt" fo:font-style="italic" style:font-name-asian="Source Han Sans JP Regular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Han Sans JP Regular" style:font-name-asian="Source Han Sans JP Regular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="1.499cm" fo:margin-top="1.499cm" fo:margin-bottom="1.499cm" fo:margin-left="1.499cm" fo:margin-right="1.499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22:24:03</meta:creation-date>
    <dc:date>2015-12-22T00:50:02</dc:date>
    <meta:editing-duration>PT15M46S</meta:editing-duration>
    <meta:editing-cycles>17</meta:editing-cycles>
    <meta:generator>LibreOffice/3.5$Linux_X86_64 LibreOffice_project/350m1$Build-2</meta:generator>
    <meta:document-statistic meta:table-count="0" meta:image-count="0" meta:object-count="0" meta:page-count="1" meta:paragraph-count="66" meta:word-count="421" meta:character-count="1823" meta:non-whitespace-character-count="1566"/>
  </office:meta>
</office:document-meta>
</file>